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13C000000201ABE6F877ECC0C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6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5.2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7.3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8.0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9.3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3.8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5.8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6.9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5.2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74cm" svg:x="0.775cm" svg:y="17.2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11.7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12.5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10.4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3.767cm">
          <draw:image xlink:href="Pictures/10000201000001C70000003EECB4389C0EC217DA.png" xlink:type="simple" xlink:show="embed" xlink:actuate="onLoad">
            <text:p/>
          </draw:image>
        </draw:frame>
        <draw:frame draw:style-name="gr4" draw:text-style-name="P3" draw:layer="layout" svg:width="13.813cm" svg:height="1.113cm" svg:x="0.869cm" svg:y="18.204cm">
          <draw:image xlink:href="Pictures/100002010000026C00000032FCBB5A8B43AEB90A.png" xlink:type="simple" xlink:show="embed" xlink:actuate="onLoad">
            <text:p/>
          </draw:image>
        </draw:frame>
        <draw:frame draw:style-name="gr4" draw:text-style-name="P3" draw:layer="layout" svg:width="11.607cm" svg:height="1.247cm" svg:x="0.948cm" svg:y="19.318cm">
          <draw:image xlink:href="Pictures/1000020100000209000000384C31D691B750DB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7-04-03T19:21:11.709084000</dc:date>
    <meta:editing-duration>PT37M40S</meta:editing-duration>
    <meta:editing-cycles>11</meta:editing-cycles>
    <meta:generator>LibreOffice/5.3.1.2$MacOSX_X86_64 LibreOffice_project/e80a0e0fd1875e1696614d24c32df0f95f03deb2</meta:generator>
    <meta:print-date>2017-03-28T07:36:56.303528000</meta:print-date>
    <meta:document-statistic meta:object-count="16"/>
  </office:meta>
</office:document-meta>
</file>